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6">
      <style:text-properties officeooo:rsid="000c49a9" officeooo:paragraph-rsid="000c49a9"/>
    </style:style>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3">
      <style:paragraph-properties fo:margin-top="0in" fo:margin-bottom="0in" loext:contextual-spacing="false"/>
    </style:style>
    <style:style style:name="P27" style:family="paragraph" style:parent-style-name="Text_20_body" style:list-style-name="L4">
      <style:paragraph-properties fo:margin-top="0in" fo:margin-bottom="0in" loext:contextual-spacing="false"/>
    </style:style>
    <style:style style:name="P28" style:family="paragraph" style:parent-style-name="Text_20_body" style:list-style-name="L5">
      <style:paragraph-properties fo:margin-top="0in" fo:margin-bottom="0in" loext:contextual-spacing="false"/>
    </style:style>
    <style:style style:name="P29" style:family="paragraph" style:parent-style-name="Text_20_body" style:list-style-name="L5">
      <style:paragraph-properties fo:margin-top="0in" fo:margin-bottom="0in" loext:contextual-spacing="false"/>
      <style:text-properties style:text-underline-style="solid" style:text-underline-width="auto" style:text-underline-color="font-color"/>
    </style:style>
    <style:style style:name="P30" style:family="paragraph" style:parent-style-name="Text_20_body" style:list-style-name="L8">
      <style:paragraph-properties fo:margin-top="0in" fo:margin-bottom="0in" loext:contextual-spacing="false"/>
      <style:text-properties style:text-underline-style="solid" style:text-underline-width="auto" style:text-underline-color="font-color"/>
    </style:style>
    <style:style style:name="P31" style:family="paragraph" style:parent-style-name="Text_20_body" style:list-style-name="L9">
      <style:paragraph-properties fo:margin-top="0in" fo:margin-bottom="0in" loext:contextual-spacing="false"/>
      <style:text-properties style:text-underline-style="solid" style:text-underline-width="auto" style:text-underline-color="font-color"/>
    </style:style>
    <style:style style:name="P32" style:family="paragraph" style:parent-style-name="Text_20_body" style:list-style-name="L4">
      <style:paragraph-properties fo:margin-top="0in" fo:margin-bottom="0in" loext:contextual-spacing="false"/>
      <style:text-properties style:text-underline-style="solid" style:text-underline-width="auto" style:text-underline-color="font-color"/>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text-properties officeooo:paragraph-rsid="000ae540"/>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text-properties officeooo:rsid="000e28ef" officeooo:paragraph-rsid="000e28ef"/>
    </style:style>
    <style:style style:name="P49" style:family="paragraph" style:parent-style-name="Text_20_body" style:list-style-name="L20">
      <style:paragraph-properties fo:margin-top="0in" fo:margin-bottom="0in" loext:contextual-spacing="false"/>
    </style:style>
    <style:style style:name="P50" style:family="paragraph" style:parent-style-name="Text_20_body" style:list-style-name="L21">
      <style:paragraph-properties fo:margin-top="0in" fo:margin-bottom="0in" loext:contextual-spacing="false"/>
    </style:style>
    <style:style style:name="P51" style:family="paragraph" style:parent-style-name="Text_20_body" style:list-style-name="L22">
      <style:paragraph-properties fo:margin-top="0in" fo:margin-bottom="0in" loext:contextual-spacing="false"/>
    </style:style>
    <style:style style:name="P52" style:family="paragraph" style:parent-style-name="Text_20_body" style:list-style-name="L23">
      <style:paragraph-properties fo:margin-top="0in" fo:margin-bottom="0in" loext:contextual-spacing="false"/>
    </style:style>
    <style:style style:name="P53" style:family="paragraph" style:parent-style-name="Text_20_body" style:list-style-name="L10" style:master-page-name="">
      <style:paragraph-properties fo:margin-top="0in" fo:margin-bottom="0in" loext:contextual-spacing="false" style:page-number="auto"/>
    </style:style>
    <style:style style:name="T1" style:family="text">
      <style:text-properties officeooo:rsid="0007365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73653"/>
    </style:style>
    <style:style style:name="T4" style:family="text">
      <style:text-properties officeooo:rsid="0007db76"/>
    </style:style>
    <style:style style:name="T5" style:family="text">
      <style:text-properties officeooo:rsid="00126b15"/>
    </style:style>
    <style:style style:name="T6" style:family="text">
      <style:text-properties officeooo:rsid="001340f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p-md-0-hidden-justice"/>Hidden Justice</text:h>
      <text:p text:style-name="Text_20_body">Horizon war immer mal wieder Ziel von Technomancern und KIs, weil sie Versuche an Technomancern durchgeführt haben. Das alte Consensus-System von Horizon hat deshalb eine Abteilung gegründet, die verdeckt Jagd auf sie macht, sie durch Algorithmen überwachen, und dann von Hidden Justice Ltd. ausschalten lässt. </text:p>
      <text:p text:style-name="Text_20_body">Hidden Justice Ltd. ist eine Detektei, die durch Wetwork-Aufträge für größere Kons gewachsen ist. Einer der größten Kunden ist die Horizon-Abteilung, die Technomancer jagt. Die HA gibt ihnen eine Liste, sie spüren die Leute darauf auf und machen sie platt.</text:p>
      <text:p text:style-name="Text_20_body">C3r34l K1ll4 ist ein Decker, der aus den ADL nach Aztlan ausgewandert ist. Neulich war er mit tarballs, eins Technomancer, auf einem Run - als plötzlich ein dritter Hacker aufgetaucht ist, sie unterbrochen, und tarballs Aufenthaltsort aufgespürt hat.</text:p>
      <text:p text:style-name="Text_20_body">Eine halbe Stunde später war tarballs tot. C3r34l K1ll4 fand den Hacker jedoch nach einiger Recherche wieder. Er kann selbst nichts gegen ihn tun, aber er gibt der Spielerin den Auftrag, herauszufinden, wer die Hintermänner waren.</text:p>
      <text:p text:style-name="Text_20_body">Einige Leute sind fälschlicherweise ins Fadenkreuz gelangt, weil der Algorithmus schon lange nicht mehr richtig funktioniert. Die Spielerin findet die Liste an zu eliminierenden Personen. Was sie damit macht, ist ihre Sache.</text:p>
      <text:h text:style-name="Heading_20_2" text:outline-level="2"><text:bookmark text:name="cp-md-0-auftrag"/>Auftrag</text:h>
      <text:p text:style-name="Text_20_body">Du kriegst eine Nachricht von C3r34l K1ll4, dass er einen Job für dich hat, was persönliches. Und ob ihr euch in einem sicheren Host treffen wollt.</text:p>
      <text:p text:style-name="Text_20_body">Sicherer Raum</text:p>
      <text:list xml:id="list4291019805" text:style-name="L1">
        <text:list-item>
          <text:p text:style-name="P24">grau und schal im Vergleich zur bunten Matrix</text:p>
        </text:list-item>
        <text:list-item>
          <text:p text:style-name="P24">geht endlos in alle Richtungen, keine Schwerkraft</text:p>
        </text:list-item>
        <text:list-item>
          <text:p text:style-name="P1">C3r34l K1ll4 ist schon da; er sieht aus wie ein ausgeflippter Typ aus einem 90s-Film, mit zwei Zöpfen und einer bunten Brille mit runden Gläsern.</text:p>
        </text:list-item>
      </text:list>
      <text:p text:style-name="Text_20_body">Er erzählt:</text:p>
      <text:list xml:id="list1312122276" text:style-name="L2">
        <text:list-item>
          <text:p text:style-name="P25">hatte eine gute Freundin, tarballs, erinnerst du dich?</text:p>
        </text:list-item>
        <text:list-item>
          <text:p text:style-name="P25">vllt vom lurken, hat selten was gesagt, blieb für sich.</text:p>
        </text:list-item>
        <text:list-item>
          <text:p text:style-name="P25">Wir waren auf einem Run, nichts besonderes, Beinarbeit für einen größeren Run gegen die Azzies.</text:p>
        </text:list-item>
        <text:list-item>
          <text:p text:style-name="P25">Plötzlich taucht ein dritter Hacker auf - haben wir erst gar nicht bemerkt.</text:p>
        </text:list-item>
        <text:list-item>
          <text:p text:style-name="P25">Scannt uns trotz Schleichfahrt, reißt ihr die Tarnung weg, und spürt sie auf.</text:p>
        </text:list-item>
        <text:list-item>
          <text:p text:style-name="P25">Sie hat direkt gerebootet, und meinte, sie setzt sich ab.</text:p>
        </text:list-item>
        <text:list-item>
          <text:p text:style-name="P25">Kam aber nicht weit - wenige Straßen von ihrer Wohnung wurde sie später tot aufgefunden.</text:p>
        </text:list-item>
        <text:list-item>
          <text:p text:style-name="P25">Wurde nie aufgeklärt. Solche Tode will in Aztlan niemand aufklären.</text:p>
        </text:list-item>
        <text:list-item>
          <text:p text:style-name="P25">Außer mir - ich will wissen, wer die Hintermänner waren.</text:p>
        </text:list-item>
        <text:list-item>
          <text:p text:style-name="P25">Ich kann mich aber nicht selbst einmischen - der Hacker hat mich schon gesehen.</text:p>
        </text:list-item>
        <text:list-item>
          <text:p text:style-name="P25"><text:soft-page-break/>Der einzige Anhaltspunkt ist der Hacker - ich habe nur sein Handle mitgekriegt, er nannte sich "herculee", seine Persona war so ein Schnüffelhund.</text:p>
        </text:list-item>
        <text:list-item>
          <text:p text:style-name="P2">Außerdem ist er danach ins Horizon-Gitter gesprungen - danach konnte mein Agent ihn leider nicht weiterverfolgen.</text:p>
        </text:list-item>
      </text:list>
      <text:p text:style-name="Text_20_body">Auftrag:</text:p>
      <text:list xml:id="list4292113723" text:style-name="L3">
        <text:list-item>
          <text:p text:style-name="P26">Ziel: Herausfinden, wer den Mord beauftragt hat und warum. </text:p>
        </text:list-item>
        <text:list-item>
          <text:p text:style-name="P3">Bezahlung: Einen Gefallen, und 5.000 Nuyen Freundschaftspreis </text:p>
        </text:list-item>
      </text:list>
      <text:h text:style-name="Heading_20_2" text:outline-level="2"><text:bookmark text:name="cp-md-0-beinarbeit"/>Beinarbeit</text:h>
      <text:p text:style-name="Text_20_body">tarballs</text:p>
      <text:list xml:id="list2592654301" text:style-name="L4">
        <text:list-item>
          <text:p text:style-name="P27">Connections (Hacker)</text:p>
          <text:list>
            <text:list-item>
              <text:p text:style-name="P27">2: Netter Mensch, hat meistens nicht viel gesagt, blieb für sich. </text:p>
            </text:list-item>
            <text:list-item>
              <text:p text:style-name="P27">3: War ziemlich sauer auf Horizon. </text:p>
            </text:list-item>
            <text:list-item>
              <text:p text:style-name="P27">4: Hat früher mal bei Horizon gearbeitet, ist unter komischen Umständen gegangen. </text:p>
            </text:list-item>
            <text:list-item>
              <text:p text:style-name="P27">5: Sie hat sich selbst Cyberhexe genannt - kp was das bedeutet. </text:p>
            </text:list-item>
          </text:list>
        </text:list-item>
        <text:list-item>
          <text:p text:style-name="P27">tarballs.net</text:p>
          <text:list>
            <text:list-item>
              <text:p text:style-name="P32">2: Träumt von anderer Art zu hacken; Gefühl ist wichtiger als die richtigen Tools. Stellt euch vor, man könnte ohne Gerät in die Matrix. </text:p>
            </text:list-item>
            <text:list-item>
              <text:p text:style-name="P4"><text:span text:style-name="T2">4: Hat früher für Horizon gearbeitet. Freunde sind beim Las Vegas-Massaker draufgegangen - daraufhin Aufnahmen davon veröffentlicht und abgesetzt.</text:span> </text:p>
            </text:list-item>
          </text:list>
        </text:list-item>
      </text:list>
      <text:p text:style-name="Text_20_body">herculee</text:p>
      <text:list xml:id="list747384105" text:style-name="L5">
        <text:list-item>
          <text:p text:style-name="P28">Connections (Hacker)</text:p>
          <text:list>
            <text:list-item>
              <text:p text:style-name="P28">0-2: Nie gehört, sorry. </text:p>
            </text:list-item>
            <text:list-item>
              <text:p text:style-name="P29">4: War vor ein paar Jahren auch mal im Blackhat-Board unterwegs - ist in die legale Wirtschaft gegangen, als er erwischt wurde. Trideo-Freak. </text:p>
            </text:list-item>
            <text:list-item>
              <text:p text:style-name="P28"><text:span text:style-name="T2">6: herculee arbeitet jetzt für so eine Detektei, legal.</text:span> </text:p>
            </text:list-item>
          </text:list>
        </text:list-item>
        <text:list-item>
          <text:p text:style-name="P28">Blackhat; Hacking-Forum</text:p>
          <text:list>
            <text:list-item>
              <text:p text:style-name="P28">2: Ist in die legale Wirtschaft gegangen, als er erwischt wurde. </text:p>
            </text:list-item>
            <text:list-item>
              <text:p text:style-name="P28"><text:span text:style-name="T2">4: Arbeitet jetzt für Hidden Justice Ltd., eine Detektei.</text:span> </text:p>
            </text:list-item>
          </text:list>
        </text:list-item>
        <text:list-item>
          <text:p text:style-name="P28">RottenTomatoes; Trideo-Kritik-Forum</text:p>
          <text:list>
            <text:list-item>
              <text:p text:style-name="P29">2: Der User herculee guckt sehr oft Krimis auf Njetflix. </text:p>
            </text:list-item>
            <text:list-item>
              <text:p text:style-name="P29">Der User hat eine reale SIN mit Bezahlungsdaten hinterlegt. Hacken s.u. </text:p>
            </text:list-item>
          </text:list>
        </text:list-item>
        <text:list-item>
          <text:p text:style-name="P28">Njetflix; Streaming-Plattform von Horizon</text:p>
          <text:list>
            <text:list-item>
              <text:p text:style-name="P29"><text:span text:style-name="T1">3</text:span>: Der User he<text:span text:style-name="T1">r</text:span>culee guckt sehr oft Krimis.</text:p>
            </text:list-item>
            <text:list-item>
              <text:p text:style-name="P28"><text:span text:style-name="T3">4</text:span><text:span text:style-name="T2">: herculee guckt hier gerade einen älteren Krimi von Agatha Christie.</text:span> </text:p>
            </text:list-item>
            <text:list-item>
              <text:p text:style-name="P5">Der User hat eine reale SIN mit Bezahlungsdaten hinterlegt. Hacken s.u. </text:p>
            </text:list-item>
          </text:list>
        </text:list-item>
      </text:list>
      <text:p text:style-name="Text_20_body">Lee Wang (herculee)</text:p>
      <text:list xml:id="list925672012" text:style-name="L6">
        <text:list-item>
          <text:p text:style-name="P33">Fakebook</text:p>
          <text:list>
            <text:list-item>
              <text:p text:style-name="P34">0-3: Da gibt es ziemlich viele. </text:p>
            </text:list-item>
            <text:list-item>
              <text:p text:style-name="P33">4: Hat drei Kinder, alleinerziehender Vater. Arbeitet in der IT-Security. </text:p>
            </text:list-item>
            <text:list-item>
              <text:p text:style-name="P33">5: Teilt oft Trideo-Kritiken von einem gewissen herculee. </text:p>
            </text:list-item>
          </text:list>
        </text:list-item>
        <text:list-item>
          <text:p text:style-name="P33">LeakedIn</text:p>
          <text:list>
            <text:list-item>
              <text:p text:style-name="P6"><text:soft-page-break/>2: Arbeitet als IT-Security für Hidden Justice Ltd. </text:p>
            </text:list-item>
          </text:list>
        </text:list-item>
      </text:list>
      <text:p text:style-name="Text_20_body">Adrian Doe</text:p>
      <text:list xml:id="list1980610233" text:style-name="L7">
        <text:list-item>
          <text:p text:style-name="P35">Hidden Justice Ltd.</text:p>
          <text:list>
            <text:list-item>
              <text:p text:style-name="P7">1: Adrian Doe, Teamleiter, Kontaktadresse: <text:a xlink:type="simple" xlink:href="mailto:doe@hidden-justice.ltd" text:style-name="Internet_20_link" text:visited-style-name="Visited_20_Internet_20_Link">doe@hidden-justice.ltd</text:a> </text:p>
            </text:list-item>
          </text:list>
        </text:list-item>
      </text:list>
      <text:p text:style-name="Text_20_body">Hidden Justice Ltd.</text:p>
      <text:list xml:id="list2453470922" text:style-name="L8">
        <text:list-item>
          <text:p text:style-name="P36">Wikipedia</text:p>
          <text:list>
            <text:list-item>
              <text:p text:style-name="P36">1: Private Detektei. Angebot: Personenschutz, Recherche, Matrixsicherheit, "Besondere Wünsche". Kontaktadresse: <text:a xlink:type="simple" xlink:href="mailto:kontakt@hidden-justice.ltd" text:style-name="Internet_20_link" text:visited-style-name="Visited_20_Internet_20_Link">kontakt@hidden-justice.ltd</text:a> </text:p>
            </text:list-item>
            <text:list-item>
              <text:p text:style-name="P36">3: in den letzten Jahren stark gewachsen </text:p>
            </text:list-item>
          </text:list>
        </text:list-item>
        <text:list-item>
          <text:p text:style-name="P36">Blackhat</text:p>
          <text:list>
            <text:list-item>
              <text:p text:style-name="P30">2: Sind ein passabler Arbeitgeber, aber nehmen nicht jeden. Nicht immer ethisch korrekt natürlich. </text:p>
            </text:list-item>
            <text:list-item>
              <text:p text:style-name="P36">4: Dafür, dass die Matrixsicherheit machen, ist der Host nicht so krass - ist eher auf Abschreckung aus, die starten sofort Schwarzes ICE. </text:p>
            </text:list-item>
            <text:list-item>
              <text:p text:style-name="P8">5: Wenn man sich bei der <text:a xlink:type="simple" xlink:href="mailto:kontakt@hidden-justice.ltd" text:style-name="Internet_20_link" text:visited-style-name="Visited_20_Internet_20_Link">kontakt@hidden-justice.ltd</text:a> als Kunde oder Bewerber ausgibt, wird man in den Host zu einem Gespräch mit einem der Teamleiter eingeladen. </text:p>
            </text:list-item>
          </text:list>
        </text:list-item>
      </text:list>
      <text:p text:style-name="Text_20_body">Horizon</text:p>
      <text:list xml:id="list579506365" text:style-name="L9">
        <text:list-item>
          <text:p text:style-name="P37">Wikipedia</text:p>
          <text:list>
            <text:list-item>
              <text:p text:style-name="P31">0: Durch den Aufbau der zweiten Matrix in die AAA-Riege aufgestiegen </text:p>
            </text:list-item>
            <text:list-item>
              <text:p text:style-name="P31">1: Demokratisch regiert vom Consensus; Überwachungs-Algorithmus, der die Meinung der Mitarbeiter auswertet und umsetzt. </text:p>
            </text:list-item>
            <text:list-item>
              <text:p text:style-name="P31">2: Vegas-Massaker: 2074 ließ Horizon die Teilnehmer einer Riot abschlachten </text:p>
            </text:list-item>
            <text:list-item>
              <text:p text:style-name="P31">3: Consensus wurde 2074 vom CEO abgeschaltet, damit sich solche Massaker nicht wiederholen, scheint böse geworden zu sein. Consensus 2.0 hat weniger Befugnisse </text:p>
            </text:list-item>
          </text:list>
        </text:list-item>
        <text:list-item>
          <text:p text:style-name="P37">Hidden Justice Ltd.</text:p>
          <text:list>
            <text:list-item>
              <text:p text:style-name="P37">3: Kunde, wird von Adrian Doe betreut </text:p>
            </text:list-item>
            <text:list-item>
              <text:p text:style-name="P9">5: Die liefern immer einfach eine Liste mit Namen, die ausgeschaltet werden sollen. </text:p>
            </text:list-item>
          </text:list>
        </text:list-item>
      </text:list>
      <text:h text:style-name="Heading_20_2" text:outline-level="2"><text:bookmark text:name="cp-md-0-matrix-hosts"/>Matrix-Hosts</text:h>
      <text:p text:style-name="Text_20_body">Wenn man eine Datei aus dem Archiv haben will, muss man jemanden, der bereits eine Marke auf der betreffenden Datei besitzt, dazu bringen, diese aus dem Archiv zu holen.</text:p>
      <text:p text:style-name="Text_20_body">Hosts befinden sich auf einem Gitter, sind aber von allen aus erreichbar</text:p>
      <text:p text:style-name="Text_20_body">Gitter: wenn Ziel auf anderem Gitter ist, -2 Würfelmodifikator (nicht in Hosts)</text:p>
      <text:h text:style-name="Heading_20_3" text:outline-level="3"><text:bookmark text:name="cp-md-0-blackhat"/>Blackhat</text:h>
      <text:list xml:id="list1213939228" text:style-name="L10">
        <text:list-item>
          <text:p text:style-name="P53">pechschwarzes Labyrinth, Nebel</text:p>
        </text:list-item>
        <text:list-item>
          <text:p text:style-name="P38">man kann nicht über die Wände drübergucken</text:p>
        </text:list-item>
        <text:list-item>
          <text:p text:style-name="P38">an den Wänden hängen kleine <text:span text:style-name="T4">Steintafeln</text:span>, append-only chatlogs</text:p>
        </text:list-item>
        <text:list-item>
          <text:p text:style-name="P38">In der Mitte des Labyrinths ist ein Minotaurus. (Agent)</text:p>
          <text:list>
            <text:list-item>
              <text:p text:style-name="P38">man kann hier Paydata zum Verkauf anbieten </text:p>
            </text:list-item>
            <text:list-item>
              <text:p text:style-name="P38"><text:soft-page-break/>Man gibt sie dem Minotaurus, der speichert sie im Archiv </text:p>
            </text:list-item>
            <text:list-item>
              <text:p text:style-name="P38">Wenn jmd die Paydata kauft, kriegt der Host 10%. </text:p>
            </text:list-item>
          </text:list>
        </text:list-item>
        <text:list-item>
          <text:p text:style-name="P38">fast alle Leute hier sind auf Schleichfahrt</text:p>
        </text:list-item>
        <text:list-item>
          <text:p text:style-name="P38">Das ICE sieht aus wie Sillhouetten mit weißen bis grauen Hüten</text:p>
        </text:list-item>
        <text:list-item>
          <text:p text:style-name="P38">Öffentlich: Chatlogs (Stufe 3)</text:p>
        </text:list-item>
        <text:list-item>
          <text:p text:style-name="P38">Archiv: </text:p>
          <text:list>
            <text:list-item>
              <text:p text:style-name="P38">Paydata (Verschlüsselt, Stufe 4) </text:p>
            </text:list-item>
            <text:list-item>
              <text:p text:style-name="P38">Chatlog-Backups (Verschlüsselt, Stufe 2) </text:p>
            </text:list-item>
          </text:list>
        </text:list-item>
      </text:list>
      <text:p text:style-name="Text_20_body">Ein Agent kümmert sich darum, die Chatlogs im Archiv zu backuppen wenn das Patrouillen-ICE herausfindet, dass man ein Chatlog gelöscht hat, geht der Minotaurus los, um aus dem Archiv das Backup wiederherzustellen.</text:p>
      <text:p text:style-name="Text_20_body">Der Host ist erstmal einfach nur ein Forum, aber kann auch zur Versteigerung oder Verkauf von Paydata verwendet werden. Wenn man es schafft, den Minotauren dazu zu bringen, Paydata statt Chatlogs zu restoren, kann man Paydata klauen. </text:p>
      <text:p text:style-name="Text_20_body">Dafür muss man erst den Minotaurus nach der Liste an Paydata fragen, und sich eine aussuchen. die Wand, an der das Chatlog hängt, anders anmalen (editieren, um ihr eine bestimmte Adresse geben), dann das Chatlog hacken und Beiträge löschen, sich bedeckt halten, während der Minotaurus die Paydata restored, und dann die Paydata abstauben. Step by Step:</text:p>
      <text:list xml:id="list3143822211" text:style-name="L11">
        <text:list-item>
          <text:p text:style-name="P39">Liste an Paydata vom Minotaurus kriegen, eine aussuchen </text:p>
        </text:list-item>
        <text:list-item>
          <text:p text:style-name="P39">Software-Probe Schwelle 4: Adresse herausfinden </text:p>
        </text:list-item>
        <text:list-item>
          <text:p text:style-name="P39">Wand editieren (Datei editieren, erschwert um 4 weil nicht vorgesehen) </text:p>
        </text:list-item>
        <text:list-item>
          <text:p text:style-name="P39">Eine Marke aufs Chatlog kriegen, editieren zum Beiträge löschen -&gt; Alarm </text:p>
        </text:list-item>
        <text:list-item>
          <text:p text:style-name="P10">Durchhalten, bis der Minotaurus die Paydata restored hat </text:p>
        </text:list-item>
      </text:list>
      <text:p text:style-name="Text_20_body">Hoststufe 3</text:p>
      <text:list xml:id="list1532159960" text:style-name="L12">
        <text:list-item>
          <text:p text:style-name="P40">Angriff 5 </text:p>
        </text:list-item>
        <text:list-item>
          <text:p text:style-name="P40">Schleicher 3 </text:p>
        </text:list-item>
        <text:list-item>
          <text:p text:style-name="P40">Datenverarbeitung 4 </text:p>
        </text:list-item>
        <text:list-item>
          <text:p text:style-name="P11">Firewall 6 </text:p>
        </text:list-item>
      </text:list>
      <text:p text:style-name="Text_20_body">Der Host lässt niemanden einfach so rein, man muss sich schon erfolgreich reinhacken. Patrouillen-ICE ist permanent aktiv, checkt aber nur, ob die Chatlogs verändert werden. Wenn das passiert, startet Marker, und dann Wirbel-ICE. </text:p>
      <text:h text:style-name="Heading_20_3" text:outline-level="3"><text:bookmark text:name="cp-md-0-rottentomatoes"/>RottenTomatoes</text:h>
      <text:list xml:id="list3320450329" text:style-name="L13">
        <text:list-item>
          <text:p text:style-name="P41">Eine Blumenwiese, aber statt Blumen wachsen hier Tomaten. </text:p>
        </text:list-item>
        <text:list-item>
          <text:p text:style-name="P41">Agentengroße Bienen mit creepy Lächeln schwirren herum, fragt 1000 Sachen:</text:p>
          <text:list>
            <text:list-item>
              <text:p text:style-name="P41">Welchens Trideo hast du zuletzt gesehen? </text:p>
            </text:list-item>
            <text:list-item>
              <text:p text:style-name="P41">Welche Schauspieler:innen findest du besonders heiß? </text:p>
            </text:list-item>
            <text:list-item>
              <text:p text:style-name="P41">Unter welchem Pseudonym sollen wir deine Reviews anzeigen? </text:p>
            </text:list-item>
            <text:list-item>
              <text:p text:style-name="P41">Was ist dein Lieblingsplothole? </text:p>
            </text:list-item>
            <text:list-item>
              <text:p text:style-name="P41">Ist der Mörder der Gärtner? </text:p>
            </text:list-item>
            <text:list-item>
              <text:p text:style-name="P41">Wie oft musst du pro Trideo auf die Toilette? </text:p>
            </text:list-item>
          </text:list>
        </text:list-item>
        <text:list-item>
          <text:p text:style-name="P12">ICE sind größere Hornissen, die in der Luft schwirren. </text:p>
        </text:list-item>
      </text:list>
      <text:p text:style-name="Text_20_body"><text:soft-page-break/>Der Host gibt jedem auf Nachfrage eine Marke und erzeugt dann ein Userprofil aus der SIN. Die Bienen sammeln mehr Daten über die User; damit handelt die Plattform.</text:p>
      <text:p text:style-name="Text_20_body">Wenn man eine der Tomaten pflückt, wächst die Ranke rapide in die Höhe, und auf den Blättern findet man die Reviews zu einem Trideo. Jeder kann neue schreiben, aber um die von anderen zu editieren, braucht man darauf eine Marke. Wenn man die Wurzeln ausgräbt, findet man Userdaten in der Erde.</text:p>
      <text:list xml:id="list3662362487" text:style-name="L14">
        <text:list-item>
          <text:p text:style-name="P42">Trideo-Reviews (Stufe 3) </text:p>
        </text:list-item>
        <text:list-item>
          <text:p text:style-name="P13">User-Daten (Verschlüsselt, Stufe 2) </text:p>
        </text:list-item>
      </text:list>
      <text:p text:style-name="Text_20_body">Hoststufe 4</text:p>
      <text:list xml:id="list4190087718" text:style-name="L15">
        <text:list-item>
          <text:p text:style-name="P43">Angriff 5 </text:p>
        </text:list-item>
        <text:list-item>
          <text:p text:style-name="P43">Schleicher 4 </text:p>
        </text:list-item>
        <text:list-item>
          <text:p text:style-name="P43">Datenverarbeitung 7 </text:p>
        </text:list-item>
        <text:list-item>
          <text:p text:style-name="P14">Firewall 6 </text:p>
        </text:list-item>
      </text:list>
      <text:p text:style-name="Text_20_body">Patrouillen-ICE ist permanent aktiv, und sucht alle 1W6 Kampfrunden nach Icons auf Schleichfahrt. Wenn Alarm ausgelöst wird, startet der Host Leuchtspur, Marker, Killer, Säure, Wirbel.</text:p>
      <text:h text:style-name="Heading_20_3" text:outline-level="3"><text:bookmark text:name="cp-md-0-njetflix"/>Njetflix</text:h>
      <text:list xml:id="list2081102810" text:style-name="L16">
        <text:list-item>
          <text:p text:style-name="P44">Ein altmodisches Kino </text:p>
        </text:list-item>
        <text:list-item>
          <text:p text:style-name="P44">Es gibt eine Kasse, wo man bei einer älteren Dame Tickets für Trideos kaufen kann.</text:p>
          <text:list>
            <text:list-item>
              <text:p text:style-name="P44">wenn man sagt, man hat schon ein Ticket, guckt sie in einer großen Mappe nach, die unter der Theke liegt. </text:p>
            </text:list-item>
          </text:list>
        </text:list-item>
        <text:list-item>
          <text:p text:style-name="P44">In den einzelnen Kinos werden groß Trideos angepriesen. </text:p>
        </text:list-item>
        <text:list-item>
          <text:p text:style-name="P44">Agenten kontrollieren die Tickets vor den Kinosäälen.</text:p>
          <text:list>
            <text:list-item>
              <text:p text:style-name="P15">Wenn man ein Ticket hat, bitten sie einen in einen Saal hinein. Darin geht bald das Trideo los. </text:p>
            </text:list-item>
          </text:list>
        </text:list-item>
        <text:list-item>
          <text:p text:style-name="P16">ICE sieht aus wie Kaufhausdetektive</text:p>
        </text:list-item>
      </text:list>
      <text:p text:style-name="Text_20_body">Wenn man mithilfe eines Tickets einen Agenten nach einem Trideo fragt, holt er die Datei aus dem Archiv und führt einen in den leeren Kinosaal, wo man das Trideo dann entweder alleine oder gemeinsam gucken kann. </text:p>
      <text:p text:style-name="Text_20_body">Um in bestehende Räume zu kommen, braucht man eine Marke.</text:p>
      <text:list xml:id="list2081044654" text:style-name="L17">
        <text:list-item>
          <text:p text:style-name="P45">Liste an Trideos </text:p>
        </text:list-item>
        <text:list-item>
          <text:p text:style-name="P45">User-Daten (Verschlüsselt, Stufe 3) </text:p>
        </text:list-item>
        <text:list-item>
          <text:p text:style-name="P17">Trideo-Raum (Stufe 3) </text:p>
        </text:list-item>
      </text:list>
      <text:p text:style-name="Text_20_body">Hoststufe 5</text:p>
      <text:list xml:id="list2468347744" text:style-name="L18">
        <text:list-item>
          <text:p text:style-name="P46">Angriff 6 </text:p>
        </text:list-item>
        <text:list-item>
          <text:p text:style-name="P46">Schleicher 5 </text:p>
        </text:list-item>
        <text:list-item>
          <text:p text:style-name="P46">Datenverarbeitung 9 </text:p>
        </text:list-item>
        <text:list-item>
          <text:p text:style-name="P18">Firewall 6 </text:p>
        </text:list-item>
      </text:list>
      <text:p text:style-name="Text_20_body">Patrouillen-ICE ist permanent aktiv, und sucht alle 1W6 Kampfrunden nach Icons auf Schleichfahrt. Wenn Alarm ausgelöst wird, startet der Host Leuchtspur, Marker, Blaster, Säure, Sparky.</text:p>
      <text:p text:style-name="Text_20_body"><text:soft-page-break/>1W6+3 Runden nach Alarm kommt eine Standard-Sicherheitsspinne Stufe 3:</text:p>
      <text:list xml:id="list1494372033" text:style-name="L19">
        <text:list-item>
          <text:p text:style-name="P47">Willenskraft 4, Logik 4, Intuition 4. </text:p>
        </text:list-item>
        <text:list-item>
          <text:p text:style-name="P47">Initiative 10+3W6 </text:p>
        </text:list-item>
        <text:list-item>
          <text:p text:style-name="P47">Matrix-Schadenswiderstand 10, Biofeedbackwiderstand 8 </text:p>
        </text:list-item>
        <text:list-item>
          <text:p text:style-name="P47">Matrix-Fertigkeiten 5 </text:p>
        </text:list-item>
        <text:list-item>
          <text:p text:style-name="P47">Cyberdeck Stufe 3 (10): A6 S3 D6 F5 </text:p>
        </text:list-item>
        <text:list-item>
          <text:p text:style-name="P19">Zustandsmonitor 11G </text:p>
        </text:list-item>
      </text:list>
      <text:p text:style-name="Text_20_body">Wenn man in den Raum einbricht, in dem herculee gerade einen Krimi guckt:</text:p>
      <text:list xml:id="list2757710083" text:style-name="L20">
        <text:list-item>
          <text:p text:style-name="P48">Persona: <text:s/>Schnüffelhund</text:p>
        </text:list-item>
        <text:list-item>
          <text:p text:style-name="P49">Willenskraft 5, Logik 5, Intuition 4. </text:p>
        </text:list-item>
        <text:list-item>
          <text:p text:style-name="P49">Initiative 11+4W6</text:p>
        </text:list-item>
        <text:list-item>
          <text:p text:style-name="P49">Matrix-Fertigkeiten 5</text:p>
        </text:list-item>
        <text:list-item>
          <text:p text:style-name="P49">Cyberdeck Stufe 3 (<text:span text:style-name="T5">10</text:span>): A3 S5 D6 F4 </text:p>
        </text:list-item>
        <text:list-item>
          <text:p text:style-name="P49">Matrix-Schadenswiderstand 7, Biofeedbackwiderstand 9 </text:p>
        </text:list-item>
        <text:list-item>
          <text:p text:style-name="P49">Zustandsmonitor 11K </text:p>
        </text:list-item>
        <text:list-item>
          <text:p text:style-name="P49">Er hält sich gerade in einem Büro auf, dass Hidden Justice Ltd. gehört. </text:p>
        </text:list-item>
        <text:list-item>
          <text:p text:style-name="P49">Auf seinem Deck findet man:</text:p>
          <text:list>
            <text:list-item>
              <text:p text:style-name="P49">SIN: Lee Wang </text:p>
            </text:list-item>
            <text:list-item>
              <text:p text:style-name="P49">Bilder von seinen Kindern </text:p>
            </text:list-item>
            <text:list-item>
              <text:p text:style-name="P49">ein paar mitgeschnittene Trideos </text:p>
            </text:list-item>
            <text:list-item>
              <text:p text:style-name="P49">Chatlogs mit Adrian Doe (Vorgesetzter), dass das Aufspüren von tarballs ihm 2.000 Nuyen eingebracht hat. </text:p>
            </text:list-item>
            <text:list-item>
              <text:p text:style-name="P20">Schichtplan Matrixsicherheit bei Hidden Justice Ltd. - Er hat jetzt grade, und morgen um die selbe Zeit Schicht.</text:p>
            </text:list-item>
          </text:list>
        </text:list-item>
      </text:list>
      <text:h text:style-name="Heading_20_3" text:outline-level="3"><text:bookmark text:name="cp-md-0-hidden-justice-ltd-"/>Hidden Justice Ltd.</text:h>
      <text:list xml:id="list99299484" text:style-name="L21">
        <text:list-item>
          <text:p text:style-name="P50">Sonnendurchflutete Marmor-Eingangshalle</text:p>
        </text:list-item>
        <text:list-item>
          <text:p text:style-name="P50">Altmodische Porträts an den Wänden; scheinen einen immer anzuschauen</text:p>
          <text:list>
            <text:list-item>
              <text:p text:style-name="P50">Patrouillen-ICE</text:p>
            </text:list-item>
          </text:list>
        </text:list-item>
        <text:list-item>
          <text:p text:style-name="P50">Sonst eher schmucklos, keine Möbel. der Host lädt nicht zum Verweilen ein</text:p>
        </text:list-item>
        <text:list-item>
          <text:p text:style-name="P50">Lebendige Justitia-Statue begrüßt Gäste</text:p>
        </text:list-item>
        <text:list-item>
          <text:p text:style-name="P50">Hinter Justitia hängen Steintafeln</text:p>
        </text:list-item>
        <text:list-item>
          <text:p text:style-name="P50">Justitia geleitet einen zum Büro des Teamleiters, zu dem man will</text:p>
        </text:list-item>
        <text:list-item>
          <text:p text:style-name="P50">Wollen Kunden das Gefühl vermitteln, dass ihre Bedürfnisse ethisch okay sind.</text:p>
        </text:list-item>
        <text:list-item>
          <text:p text:style-name="P21">Schleichfahrt ist in den Büros nicht gestattet.</text:p>
        </text:list-item>
      </text:list>
      <text:p text:style-name="Text_20_body">Die Steintafeln sind öffentliche Ankündigungen und Kommunikation; sie sind mit Stufe 2 Verschlüsselt.</text:p>
      <text:p text:style-name="Text_20_body">Die Besprechungsräume (Stufe 3) sind nochmal geschützt, mit einer Marke kommt man rein. Im Archiv findet man Akten über vergangene Aufträge, und eine Datenbank über Mitarbeiter. Die jeweiligen Teamleiter haben eine Marke darauf.</text:p>
      <text:p text:style-name="Text_20_body">Adrian Doe (Kommlink Stufe 4)</text:p>
      <text:list xml:id="list1974571205" text:style-name="L22">
        <text:list-item>
          <text:p text:style-name="P51">Chatlog mit Yin Dawg, das bei "Der Abteilung" von Horizon arbeitet</text:p>
          <text:list>
            <text:list-item>
              <text:p text:style-name="P51"><text:soft-page-break/>Liste: diese Leute bedrohen die Sicherheit von Horizon und müssen sterben </text:p>
            </text:list-item>
            <text:list-item>
              <text:p text:style-name="P51">Liste wurde von Algorithmus errechnet. Hoffentlich haben wir das Herz der Zelle bald erreicht </text:p>
            </text:list-item>
            <text:list-item>
              <text:p text:style-name="P51">10.000 Nuyen pro Name </text:p>
            </text:list-item>
            <text:list-item>
              <text:p text:style-name="P22"><text:span text:style-name="T6">Morgen </text:span>Nacht: Nathanael, Social KI </text:p>
            </text:list-item>
          </text:list>
        </text:list-item>
      </text:list>
      <text:p text:style-name="Text_20_body">Hoststufe 3</text:p>
      <text:list xml:id="list3162477715" text:style-name="L23">
        <text:list-item>
          <text:p text:style-name="P52">Angriff 5 </text:p>
        </text:list-item>
        <text:list-item>
          <text:p text:style-name="P52">Schleicher 3 </text:p>
        </text:list-item>
        <text:list-item>
          <text:p text:style-name="P52">Datenverarbeitung 4 </text:p>
        </text:list-item>
        <text:list-item>
          <text:p text:style-name="P23">Firewall 6 </text:p>
        </text:list-item>
      </text:list>
      <text:p text:style-name="Text_20_body">Kunden oder Bewerber kommen hier nur rein, wenn vorher bei <text:a xlink:type="simple" xlink:href="mailto:kontakt@hidden-justice.ltd" text:style-name="Internet_20_link" text:visited-style-name="Visited_20_Internet_20_Link">kontakt@hidden-justice.ltd</text:a> angefragt. Bekannte Mitarbeiter kommen ohne Probleme rein.</text:p>
      <text:p text:style-name="Text_20_body">Patrouillen-ICE checkt alle 1W6 Runden ob in den Besprechungsräumen Icons auf Schleichfahrt sind. Wenn ja, wird der Alarm ausgelöst. 1W6+3 Runden nach auslösen des Alarms trifft herculee ein, die Sicherheitsspinne.</text:p>
      <text:p text:style-name="Text_20_body">Wenn der Alarm ausgelöst wird, startet der Host Schwarzes ICE, Aufspüren, Säure, Leuchtspur, und Absturz. Wenn eins davon abstürzt, startet der Host es neu, bevor er die Liste weiter abarbeite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9:26:52.326436139</meta:creation-date>
    <dc:date>2019-07-18T10:11:59.513206113</dc:date>
    <meta:editing-duration>PT19M46S</meta:editing-duration>
    <meta:editing-cycles>2</meta:editing-cycles>
    <meta:generator>LibreOffice/6.0.7.3$Linux_X86_64 LibreOffice_project/00m0$Build-3</meta:generator>
    <meta:document-statistic meta:table-count="0" meta:image-count="0" meta:object-count="0" meta:page-count="7" meta:paragraph-count="199" meta:word-count="2098" meta:character-count="13097" meta:non-whitespace-character-count="11247"/>
  </office:meta>
</office:document-meta>
</file>